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6" style:family="table">
      <style:table-properties style:width="9.151cm" table:align="margins"/>
    </style:style>
    <style:style style:name="Tableau16.A" style:family="table-column">
      <style:table-column-properties style:column-width="1.831cm" style:rel-column-width="13107*"/>
    </style:style>
    <style:style style:name="Tableau16.A1" style:family="table-cell">
      <style:table-cell-properties style:vertical-align="middle" fo:padding-left="0cm" fo:padding-right="0.101cm" fo:padding-top="0.101cm" fo:padding-bottom="0.101cm" fo:border="non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text-properties officeooo:paragraph-rsid="00c6b1c4"/>
    </style:style>
    <style:style style:name="P14" style:family="paragraph" style:parent-style-name="_5f_Paragraphe_5f_Correction">
      <style:text-properties officeooo:paragraph-rsid="00c6b1c4"/>
    </style:style>
    <style:style style:name="P15" style:family="paragraph" style:parent-style-name="_5f_Paragraphe_5f_Réponse_5f_Pointillés_5f_Grisés">
      <style:paragraph-properties fo:line-height="100%"/>
      <style:text-properties officeooo:paragraph-rsid="00c6b1c4"/>
    </style:style>
    <style:style style:name="P16" style:family="paragraph" style:parent-style-name="_5f_Footer_20_page_20_impaire_20__28_D_29_"/>
    <style:style style:name="P17" style:family="paragraph" style:parent-style-name="_5f_Footer_20_page_20_impaire_20__28_D_29_">
      <style:text-properties officeooo:paragraph-rsid="01316a8b"/>
    </style:style>
    <style:style style:name="P1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9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0" style:family="paragraph" style:parent-style-name="_5f_Footer_20_page_20_paire_20__28_G_29_"/>
    <style:style style:name="P21" style:family="paragraph" style:parent-style-name="_5f_Footer_20_page_20_paire_20__28_G_29_">
      <style:text-properties officeooo:paragraph-rsid="01316a8b"/>
    </style:style>
    <style:style style:name="P22" style:family="paragraph" style:parent-style-name="_5f_Footer_20_page_20_paire_20__28_G_29_">
      <style:text-properties officeooo:paragraph-rsid="01336347"/>
    </style:style>
    <style:style style:name="P23" style:family="paragraph" style:parent-style-name="_5f_Footer_20_page_20_paire_20__28_G_29_">
      <style:text-properties officeooo:paragraph-rsid="0135ac9e"/>
    </style:style>
    <style:style style:name="P24" style:family="paragraph" style:parent-style-name="_5f_Footer_20_page_20_paire_20__28_G_29_">
      <style:text-properties officeooo:paragraph-rsid="01397109"/>
    </style:style>
    <style:style style:name="P25" style:family="paragraph" style:parent-style-name="_5f_Footer_20_page_20_paire_20__28_G_29_">
      <style:text-properties officeooo:paragraph-rsid="013b50d8"/>
    </style:style>
    <style:style style:name="P26" style:family="paragraph" style:parent-style-name="_5f_Footer_20_page_20_paire_20__28_G_29_">
      <style:text-properties officeooo:paragraph-rsid="013c280e"/>
    </style:style>
    <style:style style:name="P27" style:family="paragraph" style:parent-style-name="_5f_Footer_20_page_20_paire_20__28_G_29_">
      <style:text-properties officeooo:paragraph-rsid="0142af40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5" style:family="paragraph" style:parent-style-name="_5f_Header_20_D_20_page_20_paire_20__28_G_29_">
      <style:text-properties officeooo:paragraph-rsid="00fe4814"/>
    </style:style>
    <style:style style:name="P36" style:family="paragraph" style:parent-style-name="_5f_Header_20_D_20_page_20_paire_20__28_G_29_">
      <style:text-properties officeooo:rsid="0101821f" officeooo:paragraph-rsid="0101821f"/>
    </style:style>
    <style:style style:name="P37" style:family="paragraph" style:parent-style-name="_5f_Header_20_G_20_page_20_paire_20__28_G_29_">
      <style:text-properties officeooo:rsid="00ff3616" officeooo:paragraph-rsid="00ff3616"/>
    </style:style>
    <style:style style:name="P38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9" style:family="paragraph" style:parent-style-name="_5f_Header_20_M_20_page_20_impaire_20__28_D_29_">
      <style:text-properties officeooo:rsid="01035d0f" officeooo:paragraph-rsid="01035d0f"/>
    </style:style>
    <style:style style:name="P40" style:family="paragraph" style:parent-style-name="_5f_Header_20_M_20_page_20_paire_20__28_G_29_">
      <style:text-properties officeooo:rsid="0101a5c8" officeooo:paragraph-rsid="0101a5c8"/>
    </style:style>
    <style:style style:name="P41" style:family="paragraph" style:parent-style-name="_5f_Header_20_N_20_page_20_impaire_20__28_D_29_">
      <style:text-properties officeooo:rsid="010462d7" officeooo:paragraph-rsid="010462d7"/>
    </style:style>
    <style:style style:name="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3" style:family="paragraph" style:parent-style-name="_5f_Header_20_P_20_page_20_paire_20__28_G_29_">
      <style:text-properties officeooo:rsid="0107aa33" officeooo:paragraph-rsid="0107aa33"/>
    </style:style>
    <style:style style:name="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6" style:family="paragraph" style:parent-style-name="_5f_Paragraphe_5f_Réponse_5f_Elève_5f_Fraction" style:list-style-name="_5f_Numérotation_20_des_20_exercices"/>
    <style:style style:name="P47" style:family="paragraph" style:parent-style-name="_5f_Paragraphe_5f_Réponse_5f_Elève_5f_Fraction" style:list-style-name="_5f_Numérotation_20_des_20_exercices">
      <style:text-properties officeooo:paragraph-rsid="00c4e60e"/>
    </style:style>
    <style:style style:name="P48" style:family="paragraph" style:parent-style-name="_5f_Paragraphe_5f_Réponse_5f_Elève_5f_Fraction" style:list-style-name="_5f_Numérotation_20_des_20_exercices">
      <style:paragraph-properties fo:line-height="100%"/>
      <style:text-properties officeooo:paragraph-rsid="00c4e60e"/>
    </style:style>
    <style:style style:name="P49" style:family="paragraph" style:parent-style-name="_5f_Paragraphe_5f_Réponse_5f_Elève_5f_Fraction" style:list-style-name="_5f_Numérotation_20_des_20_exercices">
      <style:paragraph-properties fo:line-height="100%"/>
      <style:text-properties officeooo:paragraph-rsid="00cb8e1b"/>
    </style:style>
    <style:style style:name="P50" style:family="paragraph" style:parent-style-name="_5f_Paragraphe_5f_Réponse_5f_Elève_5f_Fractions_5f_numéroté" style:list-style-name="_5f_Numérotation_20_des_20_exercices">
      <style:text-properties officeooo:paragraph-rsid="00c6b1c4"/>
    </style:style>
    <style:style style:name="P51" style:family="paragraph" style:parent-style-name="_5f_Paragraphe_5f_avec_5f_Num_5f_Question" style:list-style-name="_5f_Numérotation_20_des_20_exercices"/>
    <style:style style:name="P52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1"/>
    </style:style>
    <style:style style:name="P53" style:family="paragraph" style:parent-style-name="_5f_Titre_5f_Exercices_5f_avec_5f_Titre" style:list-style-name="_5f_Numérotation_20_des_20_exercices"/>
    <style:style style:name="P54" style:family="paragraph" style:parent-style-name="_5f_Titre_5f_Exercices_5f_sans_5f_Titre" style:list-style-name="_5f_Numérotation_20_des_20_exercices"/>
    <style:style style:name="P55" style:family="paragraph" style:parent-style-name="_5f_Titre_5f_Exercices_5f_sans_5f_Titre" style:list-style-name="_5f_Numérotation_20_des_20_exercices">
      <style:text-properties officeooo:paragraph-rsid="00c4e60e"/>
    </style:style>
    <style:style style:name="P56" style:family="paragraph" style:parent-style-name="_5f_Titre_5f_Exercices_5f_sans_5f_Titre" style:list-style-name="_5f_Numérotation_20_des_20_exercices">
      <style:paragraph-properties fo:break-before="column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9" style:family="paragraph">
      <loext:graphic-properties draw:fill="solid" draw:fill-color="#d62e4e"/>
    </style:style>
    <style:style style:name="P60" style:family="paragraph">
      <loext:graphic-properties draw:fill="solid" draw:fill-color="#7fb241"/>
    </style:style>
    <style:style style:name="P61" style:family="paragraph">
      <loext:graphic-properties draw:fill="none"/>
    </style:style>
    <style:style style:name="P62" style:family="paragraph">
      <loext:graphic-properties draw:fill="solid" draw:fill-color="#9d0f89"/>
    </style:style>
    <style:style style:name="P63" style:family="paragraph">
      <loext:graphic-properties draw:fill="solid" draw:fill-color="#1ca2b8"/>
    </style:style>
    <style:style style:name="P64" style:family="paragraph">
      <loext:graphic-properties draw:fill="solid" draw:fill-color="#d7e12c"/>
    </style:style>
    <style:style style:name="P65" style:family="paragraph">
      <loext:graphic-properties draw:fill="solid" draw:fill-color="#f99e06"/>
    </style:style>
    <style:style style:name="P6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b582de" fo:background-color="transparent" loext:char-shading-value="0"/>
    </style:style>
    <style:style style:name="T11" style:family="text">
      <style:text-properties officeooo:rsid="00b6f31d" fo:background-color="transparent" loext:char-shading-value="0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officeooo:rsid="00c03718"/>
    </style:style>
    <style:style style:name="T14" style:family="text">
      <style:text-properties style:use-window-font-color="true" loext:opacity="0%" officeooo:rsid="00bf1811"/>
    </style:style>
    <style:style style:name="T15" style:family="text">
      <style:text-properties style:use-window-font-color="true" loext:opacity="0%" officeooo:rsid="00c0ef63"/>
    </style:style>
    <style:style style:name="T16" style:family="text">
      <style:text-properties style:use-window-font-color="true" loext:opacity="0%" officeooo:rsid="00bf5fe2"/>
    </style:style>
    <style:style style:name="T17" style:family="text">
      <style:text-properties style:use-window-font-color="true" loext:opacity="0%" officeooo:rsid="00c1f4e2"/>
    </style:style>
    <style:style style:name="T18" style:family="text">
      <style:text-properties style:use-window-font-color="true" loext:opacity="0%" fo:background-color="#ffff00" loext:char-shading-value="0"/>
    </style:style>
    <style:style style:name="T19" style:family="text">
      <style:text-properties style:use-window-font-color="true" loext:opacity="0%" officeooo:rsid="00bd5800" fo:background-color="#ffff00" loext:char-shading-value="0"/>
    </style:style>
    <style:style style:name="T20" style:family="text">
      <style:text-properties style:use-window-font-color="true" loext:opacity="0%" officeooo:rsid="00bb7a6a" fo:background-color="#ffff00" loext:char-shading-value="0"/>
    </style:style>
    <style:style style:name="T21" style:family="text">
      <style:text-properties style:use-window-font-color="true" loext:opacity="0%" officeooo:rsid="00c0ef63" fo:background-color="#ffff00" loext:char-shading-value="0"/>
    </style:style>
    <style:style style:name="T22" style:family="text">
      <style:text-properties style:use-window-font-color="true" loext:opacity="0%" officeooo:rsid="00bba915" fo:background-color="#ffff00" loext:char-shading-value="0"/>
    </style:style>
    <style:style style:name="T23" style:family="text">
      <style:text-properties style:use-window-font-color="true" loext:opacity="0%" officeooo:rsid="00bca31b" fo:background-color="#ffff00" loext:char-shading-value="0"/>
    </style:style>
    <style:style style:name="T24" style:family="text">
      <style:text-properties style:use-window-font-color="true" loext:opacity="0%" officeooo:rsid="00be18c9" fo:background-color="#ffff00" loext:char-shading-value="0"/>
    </style:style>
    <style:style style:name="T25" style:family="text">
      <style:text-properties style:use-window-font-color="true" loext:opacity="0%" officeooo:rsid="00b536de" fo:background-color="#ffff00" loext:char-shading-value="0"/>
    </style:style>
    <style:style style:name="T26" style:family="text">
      <style:text-properties style:use-window-font-color="true" loext:opacity="0%" officeooo:rsid="00bee2e1" fo:background-color="#ffff00" loext:char-shading-value="0"/>
    </style:style>
    <style:style style:name="T27" style:family="text">
      <style:text-properties style:use-window-font-color="true" loext:opacity="0%" officeooo:rsid="00bf1811" fo:background-color="#ffff00" loext:char-shading-value="0"/>
    </style:style>
    <style:style style:name="T28" style:family="text">
      <style:text-properties style:use-window-font-color="true" loext:opacity="0%" officeooo:rsid="00bf5fe2" fo:background-color="#ffff00" loext:char-shading-value="0"/>
    </style:style>
    <style:style style:name="T29" style:family="text">
      <style:text-properties style:use-window-font-color="true" loext:opacity="0%" officeooo:rsid="00cbc0d0" fo:background-color="#ffff00" loext:char-shading-value="0"/>
    </style:style>
    <style:style style:name="T30" style:family="text">
      <style:text-properties style:use-window-font-color="true" loext:opacity="0%" officeooo:rsid="00b6a598" fo:background-color="#ffff00" loext:char-shading-value="0"/>
    </style:style>
    <style:style style:name="T31" style:family="text">
      <style:text-properties style:use-window-font-color="true" loext:opacity="0%" officeooo:rsid="00cc9ac5" fo:background-color="#ffff00" loext:char-shading-value="0"/>
    </style:style>
    <style:style style:name="T32" style:family="text">
      <style:text-properties style:use-window-font-color="true" loext:opacity="0%" officeooo:rsid="00c7b15b" fo:background-color="#ffff00" loext:char-shading-value="0"/>
    </style:style>
    <style:style style:name="T33" style:family="text">
      <style:text-properties style:use-window-font-color="true" loext:opacity="0%" officeooo:rsid="00ca0c6e" fo:background-color="#ffff00" loext:char-shading-value="0"/>
    </style:style>
    <style:style style:name="T34" style:family="text">
      <style:text-properties style:use-window-font-color="true" loext:opacity="0%" officeooo:rsid="00c6b1c4" fo:background-color="#ffff00" loext:char-shading-value="0"/>
    </style:style>
    <style:style style:name="T35" style:family="text">
      <style:text-properties style:use-window-font-color="true" loext:opacity="0%" officeooo:rsid="00cb8e1b" fo:background-color="#ffff00" loext:char-shading-value="0"/>
    </style:style>
    <style:style style:name="T36" style:family="text">
      <style:text-properties style:use-window-font-color="true" loext:opacity="0%" style:text-line-through-style="none" style:text-line-through-type="none" officeooo:rsid="00bba915" fo:background-color="#ffff00" loext:char-shading-value="0"/>
    </style:style>
    <style:style style:name="T37" style:family="text">
      <style:text-properties style:use-window-font-color="true" loext:opacity="0%" style:text-line-through-style="none" style:text-line-through-type="none" officeooo:rsid="00bd5800" fo:background-color="#ffff00" loext:char-shading-value="0"/>
    </style:style>
    <style:style style:name="T38" style:family="text">
      <style:text-properties style:use-window-font-color="true" loext:opacity="0%" style:text-line-through-style="none" style:text-line-through-type="none" officeooo:rsid="00cb8e1b" fo:background-color="#ffff00" loext:char-shading-value="0"/>
    </style:style>
    <style:style style:name="T39" style:family="text">
      <style:text-properties style:use-window-font-color="true" loext:opacity="0%" officeooo:rsid="00b6a598"/>
    </style:style>
    <style:style style:name="T40" style:family="text">
      <style:text-properties style:use-window-font-color="true" loext:opacity="0%" officeooo:rsid="00c7b15b"/>
    </style:style>
    <style:style style:name="T41" style:family="text">
      <style:text-properties style:use-window-font-color="true" loext:opacity="0%" officeooo:rsid="00cd080e"/>
    </style:style>
    <style:style style:name="T42" style:family="text">
      <style:text-properties style:use-window-font-color="true" loext:opacity="0%" officeooo:rsid="00b9790a"/>
    </style:style>
    <style:style style:name="T43" style:family="text">
      <style:text-properties style:use-window-font-color="true" loext:opacity="0%" officeooo:rsid="00cf18e7"/>
    </style:style>
    <style:style style:name="T44" style:family="text">
      <style:text-properties style:use-window-font-color="true" loext:opacity="0%" officeooo:rsid="00ca0c6e"/>
    </style:style>
    <style:style style:name="T45" style:family="text">
      <style:text-properties style:use-window-font-color="true" loext:opacity="0%" officeooo:rsid="00c546c0"/>
    </style:style>
    <style:style style:name="T46" style:family="text">
      <style:text-properties officeooo:rsid="00c14254"/>
    </style:style>
    <style:style style:name="T47" style:family="text">
      <style:text-properties officeooo:rsid="00c1e441"/>
    </style:style>
    <style:style style:name="T48" style:family="text">
      <style:text-properties officeooo:rsid="00c546c0"/>
    </style:style>
    <style:style style:name="T49" style:family="text">
      <style:text-properties officeooo:rsid="00c8d878"/>
    </style:style>
    <style:style style:name="T50" style:family="text">
      <style:text-properties officeooo:rsid="00b919aa"/>
    </style:style>
    <style:style style:name="T51" style:family="text">
      <style:text-properties officeooo:rsid="00b8498a"/>
    </style:style>
    <style:style style:name="T52" style:family="text">
      <style:text-properties officeooo:rsid="00c6b1c4"/>
    </style:style>
    <style:style style:name="T5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3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19cm" svg:stroke-color="#2a6099" draw:marker-start-width="0.381cm" draw:marker-end-width="0.381cm" draw:fill="none" draw:textarea-horizontal-align="justify" draw:textarea-vertical-align="middle" draw:auto-grow-height="false" fo:min-height="0.325cm" fo:min-width="0.873cm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ff0000" draw:marker-start-width="0.381cm" draw:marker-end-width="0.381cm" draw:fill="none" draw:textarea-horizontal-align="justify" draw:textarea-vertical-align="middle" draw:auto-grow-height="false" fo:min-height="0.326cm" fo:min-width="1.446cm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ff0000" draw:marker-start-width="0.381cm" draw:marker-end-width="0.381cm" draw:fill="none" draw:textarea-horizontal-align="justify" draw:textarea-vertical-align="middle" draw:auto-grow-height="false" fo:min-height="0.326cm" fo:min-width="1.466cm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2" text:outline-level="1"><text:span text:style-name="_5f_Caractères">En justifiant chacune de tes réponses, indique si les fractions sont simplifiables.</text:span></text:h>
        </text:list-item>
      </text:list>
      <table:table table:name="Tableau16" table:style-name="Tableau16">
        <table:table-column table:style-name="Tableau16.A" table:number-columns-repeated="5"/>
        <table:table-row>
          <table:table-cell table:style-name="Tableau1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6"><text:span text:style-name="_5f_Caractères"><draw:frame draw:style-name="fr4" draw:name="Objet19" text:anchor-type="as-char" svg:y="-0.534cm" svg:width="0.293cm" svg:height="0.8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  <table:table-cell table:style-name="Tableau1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6"><text:span text:style-name="_5f_Caractères"><draw:frame draw:style-name="fr4" draw:name="Objet22" text:anchor-type="as-char" svg:y="-0.534cm" svg:width="0.517cm" svg:height="0.8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  <table:table-cell table:style-name="Tableau1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6"><text:span text:style-name="_5f_Caractères"><draw:frame draw:style-name="fr4" draw:name="Objet31" text:anchor-type="as-char" svg:y="-0.534cm" svg:width="0.517cm" svg:height="0.87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  <table:table-cell table:style-name="Tableau1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6"><text:span text:style-name="_5f_Caractères"><draw:frame draw:style-name="fr4" draw:name="Objet38" text:anchor-type="as-char" svg:y="-0.534cm" svg:width="0.517cm" svg:height="0.87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  <table:table-cell table:style-name="Tableau1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46"><text:span text:style-name="_5f_Caractères"><draw:frame draw:style-name="fr4" draw:name="Objet40" text:anchor-type="as-char" svg:y="-0.534cm" svg:width="0.517cm" svg:height="0.87cm" draw:z-index="89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      </text:list-item>
                </text:list>
              </text:list-item>
            </text:list>
          </table:table-cell>
        </table:table-row>
      </table:table>
      <text:list text:continue-numbering="true" text:style-name="_5f_Numérotation_20_des_20_exercices">
        <text:list-item>
          <text:list>
            <text:list-item text:start-value="1">
              <text:p text:style-name="P48"><text:span text:style-name="_5f_Caractères"><text:span text:style-name="T36">L</text:span></text:span><text:span text:style-name="_5f_Caractères"><text:span text:style-name="T18">e numérateur et le dénominateur </text:span></text:span><text:span text:style-name="_5f_Caractères"><text:span text:style-name="T22">de </text:span></text:span><text:span text:style-name="_5f_Caractères"><text:span text:style-name="T22"><draw:frame draw:style-name="fr2" draw:name="Objet2" text:anchor-type="as-char" svg:y="-0.534cm" svg:width="0.293cm" svg:height="0.87cm" draw:z-index="9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_5f_Caractères"><text:span text:style-name="T22"><text:s/></text:span></text:span><text:span text:style-name="_5f_Caractères"><text:span text:style-name="T18">sont pairs, donc </text:span></text:span><text:span text:style-name="_5f_Caractères"><text:span text:style-name="T20">cette fraction</text:span></text:span><text:span text:style-name="_5f_Caractères"><text:span text:style-name="T19"> peut être </text:span></text:span><text:span text:style-name="_5f_Caractères"><text:span text:style-name="T35">simplifiée</text:span></text:span><text:span text:style-name="_5f_Caractères"><text:span text:style-name="T19">.</text:span></text:span></text:p>
              <text:p text:style-name="P48"><text:span text:style-name="_5f_Caractères"><text:span text:style-name="T19"/></text:span></text:p>
            </text:list-item>
            <text:list-item>
              <text:p text:style-name="P49"><text:span text:style-name="_5f_Caractères"><text:span text:style-name="T37">Comme </text:span></text:span><text:span text:style-name="_5f_Caractères"><text:span text:style-name="T18">le numérateur et le dénominateur </text:span></text:span><text:span text:style-name="_5f_Caractères"><text:span text:style-name="T19">de </text:span></text:span><text:span text:style-name="_5f_Caractères"><text:span text:style-name="T19"><draw:frame draw:style-name="fr2" draw:name="Objet3" text:anchor-type="as-char" svg:y="-0.534cm" svg:width="0.517cm" svg:height="0.87cm" draw:z-index="10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_5f_Caractères"><text:span text:style-name="T19"><text:s/></text:span></text:span><text:span text:style-name="_5f_Caractères"><text:span text:style-name="T18">sont tous les deux premiers et </text:span></text:span><text:span text:style-name="_5f_Caractères"><text:span text:style-name="T19">que </text:span></text:span><text:span text:style-name="_5f_Caractères"><text:span text:style-name="T18">19 n'est pas un multiple de 3, </text:span></text:span><text:span text:style-name="_5f_Caractères"><text:span text:style-name="T20">cette fraction</text:span></text:span><text:span text:style-name="_5f_Caractères"><text:span text:style-name="T19"> ne peut </text:span></text:span><text:span text:style-name="_5f_Caractères"><text:span text:style-name="T20">pas</text:span></text:span><text:span text:style-name="_5f_Caractères"><text:span text:style-name="T19"> être </text:span></text:span><text:span text:style-name="_5f_Caractères"><text:span text:style-name="T35">simplifiée</text:span></text:span><text:span text:style-name="_5f_Caractères"><text:span text:style-name="T18">. </text:span></text:span></text:p>
              <text:p text:style-name="P48"><text:span text:style-name="_5f_Caractères"><text:span text:style-name="T18"/></text:span></text:p>
            </text:list-item>
            <text:list-item>
              <text:p text:style-name="P49"><text:span text:style-name="_5f_Caractères"><text:span text:style-name="T19">Comme </text:span></text:span><text:span text:style-name="_5f_Caractères"><text:span text:style-name="T18">le numérateur et le dénominateur </text:span></text:span><text:span text:style-name="_5f_Caractères"><text:span text:style-name="T23">de </text:span></text:span><text:span text:style-name="_5f_Caractères"><text:span text:style-name="T23"><draw:frame draw:style-name="fr2" draw:name="Objet4" text:anchor-type="as-char" svg:y="-0.534cm" svg:width="0.517cm" svg:height="0.87cm" draw:z-index="105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_5f_Caractères"><text:span text:style-name="T18"><text:s/></text:span></text:span><text:span text:style-name="_5f_Caractères"><text:span text:style-name="T37">ont respectivement pour chiff</text:span></text:span><text:span text:style-name="_5f_Caractères"><text:span text:style-name="T38">r</text:span></text:span><text:span text:style-name="_5f_Caractères"><text:span text:style-name="T37">e des unité </text:span></text:span><text:span text:style-name="_5f_Caractères"><text:span text:style-name="T18">0 et 5, </text:span></text:span><text:span text:style-name="_5f_Caractères"><text:span text:style-name="T24">ils </text:span></text:span><text:span text:style-name="_5f_Caractères"><text:span text:style-name="T18">sont</text:span></text:span><text:span text:style-name="_5f_Caractères"><text:span text:style-name="T25"> </text:span></text:span><text:span text:style-name="_5f_Caractères"><text:span text:style-name="T18">divisibles par 5. </text:span></text:span><text:span text:style-name="_5f_Caractères"><text:span text:style-name="T26">La fraction peut donc être </text:span></text:span><text:span text:style-name="_5f_Caractères"><text:span text:style-name="T35">simplifiée</text:span></text:span><text:span text:style-name="_5f_Caractères"><text:span text:style-name="T26">. </text:span></text:span></text:p>
              <text:p text:style-name="P48"><text:span text:style-name="_5f_Caractères"><text:span text:style-name="T26"/></text:span></text:p>
            </text:list-item>
            <text:list-item>
              <text:p text:style-name="P49"><text:span text:style-name="_5f_Caractères"><text:span text:style-name="T26">Comme le numérateur de </text:span></text:span><text:span text:style-name="_5f_Caractères"><text:span text:style-name="T26"><draw:frame draw:style-name="fr2" draw:name="Objet5" text:anchor-type="as-char" svg:y="-0.534cm" svg:width="0.517cm" svg:height="0.87cm" draw:z-index="11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_5f_Caractères"><text:span text:style-name="T26"><text:s/>est 1 qui ne peut être diviser que par lui même, cette fraction ne peut être </text:span></text:span><text:span text:style-name="_5f_Caractères"><text:span text:style-name="T35">simplifiée</text:span></text:span><text:span text:style-name="_5f_Caractères"><text:span text:style-name="T26">. </text:span></text:span></text:p>
              <text:p text:style-name="P48"><text:span text:style-name="_5f_Caractères"><text:span text:style-name="T26"/></text:span></text:p>
            </text:list-item>
            <text:list-item>
              <text:p text:style-name="P48"><text:span text:style-name="_5f_Caractères"><text:span text:style-name="T21">Comme</text:span></text:span><text:span text:style-name="_5f_Caractères"><text:span text:style-name="T27"> </text:span></text:span><text:span text:style-name="_5f_Caractères"><text:span text:style-name="T28">: 42</text:span></text:span><text:span text:style-name="_5f_Caractères"><text:span text:style-name="T27"> </text:span></text:span><text:span text:style-name="_5f_Caractères"><text:span text:style-name="T28">=</text:span></text:span><text:span text:style-name="_5f_Caractères"><text:span text:style-name="T27"> </text:span></text:span><text:span text:style-name="_5f_Caractères"><text:span text:style-name="T28">2</text:span></text:span><text:span text:style-name="_5f_Caractères"><text:span text:style-name="T27"> </text:span></text:span><text:span text:style-name="_5f_Caractères_5f_correction"><text:span text:style-name="T16">×</text:span></text:span><text:span text:style-name="_5f_Caractères_5f_correction"><text:span text:style-name="T14"> </text:span></text:span><text:span text:style-name="_5f_Caractères_5f_correction"><text:span text:style-name="T16">2</text:span></text:span><text:span text:style-name="_5f_Caractères_5f_correction"><text:span text:style-name="T13">1</text:span></text:span><text:span text:style-name="_5f_Caractères_5f_correction"><text:span text:style-name="T14"> </text:span></text:span><text:span text:style-name="_5f_Caractères_5f_correction"><text:span text:style-name="T16">=</text:span></text:span><text:span text:style-name="_5f_Caractères_5f_correction"><text:span text:style-name="T14"> </text:span></text:span><text:span text:style-name="_5f_Caractères_5f_correction"><text:span text:style-name="T13">3</text:span></text:span><text:span text:style-name="_5f_Caractères_5f_correction"><text:span text:style-name="T14"> </text:span></text:span><text:span text:style-name="_5f_Caractères_5f_correction"><text:span text:style-name="T16">×</text:span></text:span><text:span text:style-name="_5f_Caractères_5f_correction"><text:span text:style-name="T14"> </text:span></text:span><text:span text:style-name="_5f_Caractères_5f_correction"><text:span text:style-name="T13">14</text:span></text:span><text:span text:style-name="_5f_Caractères_5f_correction"><text:span text:style-name="T14"> </text:span></text:span><text:span text:style-name="_5f_Caractères_5f_correction"><text:span text:style-name="T16">=</text:span></text:span><text:span text:style-name="_5f_Caractères_5f_correction"><text:span text:style-name="T14"> </text:span></text:span><text:span text:style-name="_5f_Caractères_5f_correction"><text:span text:style-name="T13">6</text:span></text:span><text:span text:style-name="_5f_Caractères_5f_correction"><text:span text:style-name="T14"> </text:span></text:span><text:span text:style-name="_5f_Caractères_5f_correction"><text:span text:style-name="T16">×</text:span></text:span><text:span text:style-name="_5f_Caractères_5f_correction"><text:span text:style-name="T14"> </text:span></text:span><text:span text:style-name="_5f_Caractères_5f_correction"><text:span text:style-name="T13">7</text:span></text:span></text:p>
              <text:p text:style-name="P49"><text:span text:style-name="_5f_Caractères_5f_correction"><text:span text:style-name="T13">et </text:span></text:span><text:span text:style-name="_5f_Caractères_5f_correction"><text:span text:style-name="T14"> </text:span></text:span><text:span text:style-name="_5f_Caractères_5f_correction"><text:span text:style-name="T13">39</text:span></text:span><text:span text:style-name="_5f_Caractères_5f_correction"><text:span text:style-name="T14"> </text:span></text:span><text:span text:style-name="_5f_Caractères_5f_correction"><text:span text:style-name="T13">=</text:span></text:span><text:span text:style-name="_5f_Caractères_5f_correction"><text:span text:style-name="T14"> </text:span></text:span><text:span text:style-name="_5f_Caractères_5f_correction"><text:span text:style-name="T15">3</text:span></text:span><text:span text:style-name="_5f_Caractères_5f_correction"><text:span text:style-name="T14"> </text:span></text:span><text:span text:style-name="_5f_Caractères_5f_correction"><text:span text:style-name="T16">×</text:span></text:span><text:span text:style-name="_5f_Caractères_5f_correction"><text:span text:style-name="T14"> </text:span></text:span><text:span text:style-name="_5f_Caractères_5f_correction"><text:span text:style-name="T15">13 </text:span></text:span><text:span text:style-name="_5f_Caractères_5f_correction"><text:span text:style-name="T17">s</text:span></text:span><text:span text:style-name="_5f_Caractères_5f_correction"><text:span text:style-name="T15">ont les seules décompositions possibles de 42 et 39, ils n’ont aucun diviseur commun. Donc </text:span></text:span><text:span text:style-name="_5f_Caractères_5f_correction"><text:span text:style-name="T14">la </text:span></text:span><text:span text:style-name="_5f_Caractères_5f_correction"><text:span text:style-name="T15">fraction </text:span></text:span><text:span text:style-name="_5f_Caractères_5f_correction"><text:span text:style-name="T15"><draw:frame draw:style-name="fr2" draw:name="Objet12" text:anchor-type="as-char" svg:y="-0.534cm" svg:width="0.517cm" svg:height="0.87cm" draw:z-index="90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_5f_Caractères_5f_correction"><text:span text:style-name="T15"><text:s/></text:span></text:span><text:span text:style-name="_5f_Caractères"><text:span text:style-name="T19">ne peut </text:span></text:span><text:span text:style-name="_5f_Caractères"><text:span text:style-name="T20">pas</text:span></text:span><text:span text:style-name="_5f_Caractères"><text:span text:style-name="T19"> être </text:span></text:span><text:span text:style-name="_5f_Caractères"><text:span text:style-name="T35">simplifiée</text:span></text:span><text:span text:style-name="_5f_Caractères"><text:span text:style-name="T21">.</text:span></text:span></text:p>
            </text:list-item>
          </text:list>
        </text:list-item>
        <text:list-item>
          <text:h text:style-name="P55" text:outline-level="1"><text:span text:style-name="_5f_Caractères">Simplifie chaque fraction en utilisant les critères de divisibilité.</text:span></text:h>
          <text:list>
            <text:list-item text:start-value="1">
              <text:p text:style-name="P47"><text:span text:style-name="_5f_Caractères"><draw:frame draw:style-name="fr4" draw:name="Objet6" text:anchor-type="as-char" svg:y="-0.534cm" svg:width="0.741cm" svg:height="0.87cm" draw:z-index="10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_5f_Caractères"><text:span text:style-name="T46"> </text:span></text:span><text:span text:style-name="_5f_Caractères">=</text:span><text:span text:style-name="_5f_Caractères"><text:span text:style-name="T47"> </text:span></text:span><text:span text:style-name="_5f_Caractères"><draw:frame draw:style-name="fr2" draw:name="Objet21" text:anchor-type="as-char" svg:y="-0.538cm" svg:width="4.344cm" svg:height="0.873cm" draw:z-index="108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  </text:list-item>
            <text:list-item>
              <text:p text:style-name="P47"><text:span text:style-name="_5f_Caractères"><draw:frame draw:style-name="fr4" draw:name="Objet9" text:anchor-type="as-char" svg:y="-0.534cm" svg:width="0.741cm" svg:height="0.87cm" draw:z-index="10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_5f_Caractères"><text:span text:style-name="T46"> </text:span></text:span><text:span text:style-name="_5f_Caractères">=</text:span><text:span text:style-name="_5f_Caractères"><text:span text:style-name="T47"> </text:span></text:span><text:span text:style-name="_5f_Caractères"><draw:frame draw:style-name="fr2" draw:name="Objet46" text:anchor-type="as-char" svg:y="-0.538cm" svg:width="2.168cm" svg:height="0.873cm" draw:z-index="11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  </text:list-item>
            <text:list-item>
              <text:p text:style-name="P46"><text:span text:style-name="_5f_pointillés_20_gris"><draw:frame draw:style-name="fr4" draw:name="Objet8" text:anchor-type="as-char" svg:y="-0.534cm" svg:width="0.741cm" svg:height="0.87cm" draw:z-index="9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pointillés_20_gris"><text:span text:style-name="T46"> </text:span></text:span><text:span text:style-name="_5f_Caractères">=</text:span><text:span text:style-name="_5f_Caractères"><text:span text:style-name="T47"> </text:span></text:span><text:span text:style-name="_5f_Caractères"><draw:frame draw:style-name="fr2" draw:name="Objet13" text:anchor-type="as-char" svg:y="-0.538cm" svg:width="4.205cm" svg:height="0.873cm" draw:z-index="99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</text:list-item>
          </text:list>
        </text:list-item>
        <text:list-item>
          <text:h text:style-name="P53" text:outline-level="1"><text:span text:style-name="_5f_Caractères_5f_gras">Plus grand diviseur commun</text:span></text:h>
          <text:list>
            <text:list-item>
              <text:p text:style-name="P51"><text:span text:style-name="_5f_Caractères">Sachant que 225 et 375 sont divisibles par 75, simplifie</text:span><text:span text:style-name="_5f_Caractères_5f_correction"><text:span text:style-name="T9"> </text:span></text:span><text:span text:style-name="_5f_Caractères">la fraction </text:span><text:span text:style-name="_5f_Caractères"><draw:frame draw:style-name="fr4" draw:name="Objet18" text:anchor-type="as-char" svg:y="-0.534cm" svg:width="0.741cm" svg:height="0.87cm" draw:z-index="71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Caractères">.</text:span></text:p>
            </text:list-item>
          </text:list>
        </text:list-item>
      </text:list>
      <text:p text:style-name="_5f_Paragraphe_5f_Réponse_5f_Elève_5f_Fraction"><text:span text:style-name="_5f_Caractères"><draw:frame draw:style-name="fr2" draw:name="Objet14" text:anchor-type="as-char" svg:y="-0.538cm" svg:width="3.122cm" svg:height="0.873cm" draw:z-index="10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list text:continue-numbering="true" text:style-name="_5f_Numérotation_20_des_20_exercices">
        <text:list-item>
          <text:list>
            <text:list-item>
              <text:p text:style-name="P51"><text:span text:style-name="_5f_Caractères">Sachant que 1 139  et  1 407 sont divisibles par 67</text:span><text:span text:style-name="_5f_Caractères"><text:span text:style-name="T9">,</text:span></text:span><text:span text:style-name="_5f_Caractères_5f_correction"><text:span text:style-name="T9"> simplifie </text:span></text:span><text:span text:style-name="_5f_Caractères"><text:span text:style-name="T9">l</text:span></text:span><text:span text:style-name="_5f_Caractères">a fraction </text:span><text:span text:style-name="_5f_Caractères"><draw:frame draw:style-name="fr4" draw:name="Objet10" text:anchor-type="as-char" svg:y="-0.534cm" svg:width="1.067cm" svg:height="0.87cm" draw:z-index="7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">.</text:span></text:p>
            </text:list-item>
          </text:list>
        </text:list-item>
      </text:list>
      <text:p text:style-name="_5f_Paragraphe_5f_Réponse_5f_Elève_5f_Fraction"><text:span text:style-name="_5f_Caractères"><draw:frame draw:style-name="fr2" draw:name="Objet15" text:anchor-type="as-char" svg:y="-0.538cm" svg:width="7.094cm" svg:height="0.873cm" draw:z-index="98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12949348595795" text:continue-numbering="true" text:style-name="_5f_Numérotation_20_des_20_exercices">
        <text:list-item>
          <text:h text:style-name="P53" text:outline-level="1"><text:span text:style-name="_5f_Caractères_5f_gras">PGCD sous-entendu</text:span></text:h>
        </text:list-item>
      </text:list>
      <text:list text:style-name="_5f_Numérotation_20_des_20_exercices">
        <text:list-item>
          <text:list>
            <text:list-item text:start-value="1">
              <text:p text:style-name="P51"><text:span text:style-name="_5f_Caractères">Écris 504 et 540 sous forme de produits de facteurs premiers.</text:span></text:p>
            </text:list-item>
          </text:list>
        </text:list-item>
      </text:list>
      <text:h text:style-name="_5f_Paragraphe_5f_Correction" text:outline-level="1"><text:span text:style-name="_5f_Caractères"><draw:frame draw:style-name="fr2" draw:name="Objet16" text:anchor-type="as-char" svg:y="-0.326cm" svg:width="4.175cm" svg:height="0.409cm" draw:z-index="10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_5f_Caractères"><text:span text:style-name="T48"> </text:span></text:span><text:span text:style-name="_5f_Caractères"><text:span text:style-name="T12">;</text:span></text:span><text:span text:style-name="_5f_Caractères"><text:span text:style-name="T45"> </text:span></text:span><text:span text:style-name="T45"><draw:frame draw:style-name="fr2" draw:name="Objet17" text:anchor-type="as-char" svg:y="-0.326cm" svg:width="4.704cm" svg:height="0.409cm" draw:z-index="103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h>
      <text:list xml:id="list112948838868033" text:continue-numbering="true" text:style-name="_5f_Numérotation_20_des_20_exercices">
        <text:list-item>
          <text:list>
            <text:list-item>
              <text:p text:style-name="P51"><text:span text:style-name="_5f_Caractères">Utilise ces deux décompositions pour simplifier au maximum la fraction </text:span><text:span text:style-name="_5f_Caractères"><draw:frame draw:style-name="fr3" draw:name="Objet11" text:anchor-type="as-char" svg:y="-0.534cm" svg:width="0.741cm" svg:height="0.87cm" draw:z-index="7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">.</text:span></text:p>
            </text:list-item>
          </text:list>
        </text:list-item>
      </text:list>
      <text:p text:style-name="_5f_Paragraphe_5f_Réponse_5f_Elève_5f_Fraction"><text:span text:style-name="_5f_pointillés_20_gris"><draw:frame draw:style-name="fr2" draw:name="Objet20" text:anchor-type="as-char" svg:y="-0.538cm" svg:width="6.251cm" svg:height="0.873cm" draw:z-index="91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list xml:id="list112949089106732" text:continue-list="list112949348595795" text:style-name="_5f_Numérotation_20_des_20_exercices">
        <text:list-item>
          <text:h text:style-name="P54" text:outline-level="1"><text:span text:style-name="_5f_Caractères">Voici la décomposition en produit de facteurs premiers des nombres 1 080 et 288 :</text:span></text:h>
        </text:list-item>
      </text:list>
      <text:h text:style-name="P13" text:outline-level="1"><draw:custom-shape text:anchor-type="paragraph" draw:z-index="80" draw:name="Forme 1" draw:style-name="gr9" draw:text-style-name="P61" svg:width="1.519cm" svg:height="0.38cm" svg:x="2.635cm" svg:y="-0.0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2" draw:name="Forme 3" draw:style-name="gr7" draw:text-style-name="P61" svg:width="0.927cm" svg:height="0.378cm" svg:x="4.507cm" svg:y="-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<text:tab/>1 080 </text:span><text:span text:style-name="_5f_Caractères_5f_correction"><text:span text:style-name="T9">=</text:span></text:span><text:span text:style-name="_5f_Caractères_5f_correction"><text:span text:style-name="T10"> </text:span></text:span><text:span text:style-name="_5f_Caractères_5f_correction"><text:span text:style-name="T9">2</text:span></text:span><text:span text:style-name="_5f_Caractères_5f_correction"><text:span text:style-name="T10"> </text:span></text:span><text:span text:style-name="_5f_Caractères_5f_correction"><text:span text:style-name="T9">× 2 × 2 × 3 × 3 × 3 × 5</text:span></text:span><text:span text:style-name="_5f_Caractères_5f_correction"> </text:span></text:h>
      <text:h text:style-name="_5f_Paragraphe" text:outline-level="1"><draw:custom-shape text:anchor-type="paragraph" draw:z-index="81" draw:name="Forme 2" draw:style-name="gr8" draw:text-style-name="P61" svg:width="1.5cm" svg:height="0.38cm" svg:x="2.351cm" svg:y="-0.0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3" draw:name="Forme 4" draw:style-name="gr7" draw:text-style-name="P61" svg:width="0.927cm" svg:height="0.378cm" svg:x="5.491cm" svg:y="0.0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Caractères"><text:span text:style-name="T9"><text:tab/>288 </text:span></text:span><text:span text:style-name="_5f_Caractères_5f_correction"><text:span text:style-name="T9">=</text:span></text:span><text:span text:style-name="_5f_Caractères_5f_correction"><text:span text:style-name="T11"> </text:span></text:span><text:span text:style-name="_5f_Caractères_5f_correction"><text:span text:style-name="T9">2 × 2 × 2 × 2 × 2 × 3 × 3</text:span></text:span></text:h>
      <text:list text:continue-list="list112948838868033" text:style-name="_5f_Numérotation_20_des_20_exercices">
        <text:list-item>
          <text:list>
            <text:list-item text:start-value="1">
              <text:p text:style-name="P51"><text:span text:style-name="_5f_Caractères">Quel est le plus grand diviseur commun à ces deux nombres ?</text:span></text:p>
            </text:list-item>
          </text:list>
        </text:list-item>
      </text:list>
      <text:h text:style-name="_5f_Paragraphe_5f_Correction" text:outline-level="1"><text:span text:style-name="_5f_Caractères"><text:span text:style-name="T29">Le produit des diviseurs premiers </text:span></text:span><text:span text:style-name="_5f_Caractères"><text:span text:style-name="T30">communs </text:span></text:span><text:span text:style-name="_5f_Caractères"><text:span text:style-name="T31">à ces </text:span></text:span><text:span text:style-name="_5f_Caractères"><text:span text:style-name="T30">deux </text:span></text:span><text:span text:style-name="_5f_Caractères"><text:span text:style-name="T31">nombres est</text:span></text:span><text:span text:style-name="_5f_Caractères"><text:span text:style-name="T32"> </text:span></text:span><text:span text:style-name="_5f_Caractères"><text:span text:style-name="T31">:</text:span></text:span><text:span text:style-name="_5f_Caractères"><text:span text:style-name="T34"> </text:span></text:span><text:span text:style-name="_5f_Caractères"><text:span text:style-name="T12">2 × 2 × 2 × 3 × 3 </text:span></text:span><text:span text:style-name="_5f_Caractères"><text:span text:style-name="T39">=</text:span></text:span><text:span text:style-name="_5f_Caractères"><text:span text:style-name="T40"> </text:span></text:span><text:span text:style-name="_5f_Caractères"><text:span text:style-name="T39">72.</text:span></text:span></text:h>
      <text:h text:style-name="_5f_Paragraphe_5f_Correction" text:outline-level="1"><text:span text:style-name="_5f_Caractères"><text:span text:style-name="T41">Le </text:span></text:span><text:span text:style-name="_5f_Caractères"><text:span text:style-name="T12">plus grand diviseur commun à ces deux nombres </text:span></text:span><text:span text:style-name="_5f_Caractères"><text:span text:style-name="T41">est donc égal à 72. </text:span></text:span></text:h>
      <text:list text:continue-numbering="true" text:style-name="_5f_Numérotation_20_des_20_exercices">
        <text:list-item>
          <text:list>
            <text:list-item>
              <text:p text:style-name="P51"><text:span text:style-name="_5f_Caractères">Simplifie au maximum</text:span><text:span text:style-name="_5f_Caractères_5f_correction"><text:span text:style-name="T9"> </text:span></text:span><text:span text:style-name="_5f_Caractères">la fraction </text:span><text:span text:style-name="_5f_Caractères"><draw:frame draw:style-name="fr3" draw:name="Objet26" text:anchor-type="as-char" svg:y="-0.534cm" svg:width="1.067cm" svg:height="0.87cm" draw:z-index="7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Caractères"><text:s/>.</text:span></text:p>
            </text:list-item>
          </text:list>
        </text:list-item>
      </text:list>
      <text:p text:style-name="P15"><text:span text:style-name="_5f_Caractères"><draw:frame draw:style-name="fr2" draw:name="Objet23" text:anchor-type="as-char" svg:y="-0.538cm" svg:width="7.146cm" svg:height="0.873cm" draw:z-index="104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list text:continue-numbering="true" text:style-name="_5f_Numérotation_20_des_20_exercices">
        <text:list-item>
          <text:list>
            <text:list-item>
              <text:p text:style-name="P51"><text:span text:style-name="_5f_Caractères">Écris la décomposition en produits de facteurs premiers des nombres 3 528 et 6 174 :</text:span></text:p>
            </text:list-item>
          </text:list>
        </text:list-item>
      </text:list>
      <text:h text:style-name="_5f_Paragraphe_5f_Correction" text:outline-level="1"><text:span text:style-name="_5f_Caractères">3 528 =  </text:span><text:span text:style-name="_5f_Caractères_5f_correction">2 × 2 × 2 × 3 × 3</text:span><text:span text:style-name="_5f_Caractères_5f_correction"><text:span text:style-name="T49"> </text:span></text:span><text:span text:style-name="_5f_Caractères_5f_correction">×</text:span><text:span text:style-name="_5f_Caractères_5f_correction"><text:span text:style-name="T50"> 7</text:span></text:span><text:span text:style-name="_5f_Caractères_5f_correction"><text:span text:style-name="T49"> </text:span></text:span><text:span text:style-name="_5f_Caractères_5f_correction">× </text:span><text:span text:style-name="_5f_Caractères_5f_correction"><text:span text:style-name="T50">7</text:span></text:span></text:h>
      <text:h text:style-name="_5f_Paragraphe_5f_Correction" text:outline-level="1"><text:span text:style-name="_5f_Caractères">6 174  </text:span><text:span text:style-name="_5f_Caractères_5f_correction">2 × 3 × 3 × </text:span><text:span text:style-name="_5f_Caractères_5f_correction"><text:span text:style-name="T50">7</text:span></text:span><text:span text:style-name="_5f_Caractères_5f_correction"> × </text:span><text:span text:style-name="_5f_Caractères_5f_correction"><text:span text:style-name="T50">7</text:span></text:span><text:span text:style-name="_5f_Caractères_5f_correction"> × </text:span><text:span text:style-name="_5f_Caractères_5f_correction"><text:span text:style-name="T50">7</text:span></text:span></text:h>
      <text:list text:continue-numbering="true" text:style-name="_5f_Numérotation_20_des_20_exercices">
        <text:list-item>
          <text:list>
            <text:list-item>
              <text:p text:style-name="P51"><text:span text:style-name="_5f_Caractères">Simplifie au maximum la fraction </text:span><text:span text:style-name="_5f_Caractères"><draw:frame draw:style-name="fr3" draw:name="Objet27" text:anchor-type="as-char" svg:y="-0.534cm" svg:width="1.067cm" svg:height="0.87cm" draw:z-index="75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">.</text:span></text:p>
            </text:list-item>
          </text:list>
        </text:list-item>
      </text:list>
      <text:p text:style-name="P15"><text:span text:style-name="_5f_Caractères"><draw:frame draw:style-name="fr2" draw:name="Objet24" text:anchor-type="as-char" svg:y="-0.538cm" svg:width="6.922cm" svg:height="0.873cm" draw:z-index="9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list text:continue-numbering="true" text:style-name="_5f_Numérotation_20_des_20_exercices">
        <text:list-item>
          <text:list>
            <text:list-item>
              <text:p text:style-name="P51"><text:span text:style-name="_5f_Caractères">Écris la décomposition des nombres 1 480 et 6 383 en produits de facteurs premiers.</text:span></text:p>
            </text:list-item>
          </text:list>
        </text:list-item>
      </text:list>
      <text:h text:style-name="_5f_Paragraphe_5f_Correction" text:outline-level="1"><text:span text:style-name="_5f_Caractères"><draw:frame draw:style-name="fr2" draw:name="Objet25" text:anchor-type="as-char" svg:y="-0.326cm" svg:width="3.891cm" svg:height="0.409cm" draw:z-index="9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Caractères"><text:span text:style-name="T18"><text:s/></text:span></text:span><text:span text:style-name="_5f_Caractères"><text:span text:style-name="T33">et </text:span></text:span><text:span text:style-name="_5f_Caractères"><text:span text:style-name="T18"><draw:frame draw:style-name="fr2" draw:name="Objet28" text:anchor-type="as-char" svg:y="-0.326cm" svg:width="3.053cm" svg:height="0.409cm" draw:z-index="10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h>
      <text:list text:continue-numbering="true" text:style-name="_5f_Numérotation_20_des_20_exercices">
        <text:list-item>
          <text:list>
            <text:list-item>
              <text:p text:style-name="P51"><text:span text:style-name="_5f_Caractères">En justifiant ta réponse, indique si tu peux simplifier la fraction </text:span><text:span text:style-name="_5f_Caractères"><draw:frame draw:style-name="fr3" draw:name="Objet1" text:anchor-type="as-char" svg:y="-0.534cm" svg:width="1.067cm" svg:height="0.87cm" draw:z-index="76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Caractères">.</text:span></text:p>
            </text:list-item>
          </text:list>
        </text:list-item>
      </text:list>
      <text:h text:style-name="P14" text:outline-level="1"><text:span text:style-name="_5f_Caractères"><text:span text:style-name="T43">Comme l</text:span></text:span><text:span text:style-name="_5f_Caractères"><text:span text:style-name="T42">e numérateur et le dénominateur </text:span></text:span><text:span text:style-name="_5f_Caractères"><text:span text:style-name="T43">de cette fraction </text:span></text:span><text:span text:style-name="_5f_Caractères"><text:span text:style-name="T42">sont des multiples de 13, on peut </text:span></text:span><text:span text:style-name="_5f_Caractères"><text:span text:style-name="T43">la </text:span></text:span><text:span text:style-name="_5f_Caractères"><text:span text:style-name="T42">simplifier</text:span></text:span><text:span text:style-name="_5f_Caractères"><text:span text:style-name="T44"> </text:span></text:span><text:span text:style-name="_5f_Caractères"><text:span text:style-name="T42">:</text:span></text:span></text:h>
      <text:h text:style-name="P14" text:outline-level="1"><text:span text:style-name="_5f_Caractères"><text:span text:style-name="T42"><draw:frame draw:style-name="fr2" draw:name="Objet30" text:anchor-type="as-char" svg:y="-0.538cm" svg:width="7.056cm" svg:height="0.873cm" draw:z-index="97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h>
      <text:h text:style-name="_5f_Paragraphe" text:outline-level="1"><text:span text:style-name="_5f_Caractères"/></text:h>
      <text:list text:continue-list="list112949089106732" text:style-name="_5f_Numérotation_20_des_20_exercices">
        <text:list-item>
          <text:h text:style-name="P56" text:outline-level="1"><text:soft-page-break/><text:span text:style-name="_5f_Caractères">Simplifie au maximum les fractions suivantes :</text:span></text:h>
          <text:list>
            <text:list-item>
              <text:p text:style-name="P50"><text:span text:style-name="_5f_Caractères"><draw:frame draw:style-name="fr3" draw:name="Objet7" text:anchor-type="as-char" svg:y="-0.534cm" svg:width="2.275cm" svg:height="0.87cm" draw:z-index="7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Caractères"> = </text:span><text:span text:style-name="_5f_Caractères"><text:span text:style-name="T51"><draw:frame draw:style-name="fr2" draw:name="Objet32" text:anchor-type="as-char" svg:y="-0.538cm" svg:width="4.143cm" svg:height="0.873cm" draw:z-index="92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      </text:list-item>
            <text:list-item>
              <text:p text:style-name="P50"><text:span text:style-name="_5f_Caractères"><draw:frame draw:style-name="fr3" draw:name="Objet29" text:anchor-type="as-char" svg:y="-0.534cm" svg:width="1.886cm" svg:height="0.87cm" draw:z-index="78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Caractères"> =</text:span><text:span text:style-name="_5f_Caractères"><text:span text:style-name="T52"> </text:span></text:span><text:span text:style-name="_5f_Caractères"><text:span text:style-name="T51"><draw:frame draw:style-name="fr2" draw:name="Objet33" text:anchor-type="as-char" svg:y="-0.538cm" svg:width="5.002cm" svg:height="0.873cm" draw:z-index="88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4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5</text:span></text:p></draw:text-box></draw:frame><draw:line text:anchor-type="paragraph" draw:z-index="46" draw:name="Ligne_Entete_Impair_Numerique_2col" draw:style-name="Mgr5" draw:text-style-name="MP4" svg:x1="16.023cm" svg:y1="0.36cm" svg:x2="20.496cm" svg:y2="0.36cm"><text:p/></draw:line><draw:line text:anchor-type="paragraph" draw:z-index="42" draw:name="Ligne_Verticale_Impair_Numerique_2col" draw:style-name="Mgr5" draw:text-style-name="MP4" svg:x1="9.477cm" svg:y1="2.007cm" svg:x2="9.477cm" svg:y2="27.044cm"><text:p/></draw:line>Simplification de fractions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49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5</text:span></text:p></draw:text-box></draw:frame><draw:line text:anchor-type="paragraph" draw:z-index="47" draw:name="Ligne_Entete_Pair_Numerique_2col" draw:style-name="Mgr5" draw:text-style-name="MP4" svg:x1="16.023cm" svg:y1="0.36cm" svg:x2="20.496cm" svg:y2="0.36cm"><text:p/></draw:line><draw:line text:anchor-type="paragraph" draw:z-index="48" draw:name="Ligne_Verticale_Pair_Numerique_2col" draw:style-name="Mgr5" draw:text-style-name="MP4" svg:x1="9.477cm" svg:y1="2.007cm" svg:x2="9.477cm" svg:y2="27.044cm"><text:p/></draw:line>Simplification de fraction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43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45"><draw:text-box fo:min-height="0.52cm" fo:min-width="6.994cm"><text:h text:style-name="MP7" text:outline-level="1">Arithmétique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5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7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15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5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6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58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0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16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5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1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17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50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3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9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51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2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0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3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62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4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19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63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5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18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66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7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0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4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8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1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122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26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5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123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27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6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124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28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7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125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29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4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132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13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33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14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30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34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5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31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12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6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35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1" draw:name="Ligne_Entete_Impair_Programmation_2col" draw:style-name="Mgr20" draw:text-style-name="MP4" svg:x1="16.023cm" svg:y1="0.36cm" svg:x2="20.496cm" svg:y2="0.36cm"><text:p/></draw:line><draw:frame text:anchor-type="paragraph" draw:z-index="39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36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2" draw:name="Ligne_Entete_Pair_Programmation_2col" draw:style-name="Mgr20" draw:text-style-name="MP4" svg:x1="16.023cm" svg:y1="0.36cm" svg:x2="20.496cm" svg:y2="0.36cm"><text:p/></draw:line><draw:frame text:anchor-type="paragraph" draw:z-index="40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33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9" draw:name="Ligne_Entete_Impair_Programmation_1col" draw:style-name="Mgr20" draw:text-style-name="MP4" svg:x1="16.023cm" svg:y1="0.36cm" svg:x2="20.496cm" svg:y2="0.36cm"><text:p/></draw:line><draw:frame text:anchor-type="paragraph" draw:z-index="37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34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0" draw:name="Ligne_Entete_Pair_Programmation_1col" draw:style-name="Mgr20" draw:text-style-name="MP4" svg:x1="16.023cm" svg:y1="0.36cm" svg:x2="20.496cm" svg:y2="0.36cm"><text:p/></draw:line><draw:frame text:anchor-type="paragraph" draw:z-index="38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7-13T11:29:47.467000000</dc:date>
    <meta:editing-duration>PT5H25M33S</meta:editing-duration>
    <meta:editing-cycles>117</meta:editing-cycles>
    <meta:document-statistic meta:table-count="1" meta:image-count="0" meta:object-count="36" meta:page-count="2" meta:paragraph-count="119" meta:word-count="551" meta:character-count="2797" meta:non-whitespace-character-count="2300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n>4</mn>
      <mn>6</mn>
    </mfrac>
    <annotation encoding="StarMath 5.0">{4} over {6}</annotation>
  </semantics>
</math>
</file>

<file path=Object 10/content.xml><?xml version="1.0" encoding="utf-8"?>
<math xmlns="http://www.w3.org/1998/Math/MathML" display="block">
  <semantics>
    <mfrac>
      <mrow>
        <mn>2</mn>
        <mspace width="0.5em"/>
        <mn>278</mn>
      </mrow>
      <mrow>
        <mn>2</mn>
        <mspace width="0.5em"/>
        <mn>814</mn>
      </mrow>
    </mfrac>
    <annotation encoding="StarMath 5.0">{2`278} over {2`814}</annotation>
  </semantics>
</math>
</file>

<file path=Object 11/content.xml><?xml version="1.0" encoding="utf-8"?>
<math xmlns="http://www.w3.org/1998/Math/MathML" display="block">
  <semantics>
    <mfrac>
      <mn>504</mn>
      <mn>540</mn>
    </mfrac>
    <annotation encoding="StarMath 5.0">{504} over {540}</annotation>
  </semantics>
</math>
</file>

<file path=Object 12/content.xml><?xml version="1.0" encoding="utf-8"?>
<math xmlns="http://www.w3.org/1998/Math/MathML" display="block">
  <semantics>
    <mfrac>
      <mrow>
        <mn>1</mn>
        <mtext/>
        <mn>080</mn>
      </mrow>
      <mn>288</mn>
    </mfrac>
    <annotation encoding="StarMath 5.0">{1""080}over{ {288}}</annotation>
  </semantics>
</math>
</file>

<file path=Object 13/content.xml><?xml version="1.0" encoding="utf-8"?>
<math xmlns="http://www.w3.org/1998/Math/MathML" display="block">
  <semantics>
    <mfrac>
      <mrow>
        <mn>3</mn>
        <mtext/>
        <mn>528</mn>
      </mrow>
      <mrow>
        <mn>6</mn>
        <mtext/>
        <mn>174</mn>
      </mrow>
    </mfrac>
    <annotation encoding="StarMath 5.0">{3""528}over{ {6""174}}</annotation>
  </semantics>
</math>
</file>

<file path=Object 14/content.xml><?xml version="1.0" encoding="utf-8"?>
<math xmlns="http://www.w3.org/1998/Math/MathML" display="block">
  <semantics>
    <mfrac>
      <mrow>
        <mn>1</mn>
        <mtext/>
        <mn>480</mn>
      </mrow>
      <mrow>
        <mn>6</mn>
        <mtext/>
        <mn>383</mn>
      </mrow>
    </mfrac>
    <annotation encoding="StarMath 5.0">{1""480}over{6""383}</annotation>
  </semantics>
</math>
</file>

<file path=Object 15/content.xml><?xml version="1.0" encoding="utf-8"?>
<math xmlns="http://www.w3.org/1998/Math/MathML" display="block">
  <semantics>
    <mfrac>
      <mrow>
        <mn>4</mn>
        <mrow>
          <mspace width="0.5em"/>
          <mo stretchy="false">×</mo>
          <mspace width="0.5em"/>
        </mrow>
        <mn>15</mn>
        <mrow>
          <mspace width="0.5em"/>
          <mo stretchy="false">×</mo>
          <mspace width="0.5em"/>
        </mrow>
        <mn>14</mn>
      </mrow>
      <mrow>
        <mn>21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22</mn>
      </mrow>
    </mfrac>
    <annotation encoding="StarMath 5.0">{4` times `15` times `14} over {21` times `10` times `22}</annotation>
  </semantics>
</math>
</file>

<file path=Object 16/content.xml><?xml version="1.0" encoding="utf-8"?>
<math xmlns="http://www.w3.org/1998/Math/MathML" display="block">
  <semantics>
    <mfrac>
      <mrow>
        <mn>2²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5³</mn>
      </mrow>
      <mrow>
        <mn>2</mn>
        <mrow>
          <mspace width="0.5em"/>
          <mo stretchy="false">×</mo>
          <mspace width="0.5em"/>
        </mrow>
        <mn>3³</mn>
        <mrow>
          <mspace width="0.5em"/>
          <mo stretchy="false">×</mo>
          <mspace width="0.5em"/>
        </mrow>
        <mn>5²</mn>
      </mrow>
    </mfrac>
    <annotation encoding="StarMath 5.0">{{2²}` times `3` times `5³} over {2` times `{3³}` times `{5²}}</annotation>
  </semantics>
</math>
</file>

<file path=Object 17/content.xml><?xml version="1.0" encoding="utf-8"?>
<math xmlns="http://www.w3.org/1998/Math/MathML" display="block">
  <semantics>
    <mfrac>
      <mn>42</mn>
      <mn>39</mn>
    </mfrac>
    <annotation encoding="StarMath 5.0">{42} over {39}</annotation>
  </semantics>
</math>
</file>

<file path=Object 18/content.xml><?xml version="1.0" encoding="utf-8"?>
<math xmlns="http://www.w3.org/1998/Math/MathML" display="block">
  <semantics>
    <mfrac>
      <mn>4</mn>
      <mn>6</mn>
    </mfrac>
    <annotation encoding="StarMath 5.0">{4} over {6}</annotation>
  </semantics>
</math>
</file>

<file path=Object 19/content.xml><?xml version="1.0" encoding="utf-8"?>
<math xmlns="http://www.w3.org/1998/Math/MathML" display="block">
  <semantics>
    <mfrac>
      <mn>3</mn>
      <mn>19</mn>
    </mfrac>
    <annotation encoding="StarMath 5.0">{3} over {19}</annotation>
  </semantics>
</math>
</file>

<file path=Object 2/content.xml><?xml version="1.0" encoding="utf-8"?>
<math xmlns="http://www.w3.org/1998/Math/MathML" display="block">
  <semantics>
    <mfrac>
      <mn>3</mn>
      <mn>19</mn>
    </mfrac>
    <annotation encoding="StarMath 5.0">{3} over {19}</annotation>
  </semantics>
</math>
</file>

<file path=Object 20/content.xml><?xml version="1.0" encoding="utf-8"?>
<math xmlns="http://www.w3.org/1998/Math/MathML" display="block">
  <semantics>
    <mfrac>
      <mn>15</mn>
      <mn>30</mn>
    </mfrac>
    <annotation encoding="StarMath 5.0">{15} over {30}</annotation>
  </semantics>
</math>
</file>

<file path=Object 21/content.xml><?xml version="1.0" encoding="utf-8"?>
<math xmlns="http://www.w3.org/1998/Math/MathML" display="block">
  <semantics>
    <mfrac>
      <mn>1</mn>
      <mn>82</mn>
    </mfrac>
    <annotation encoding="StarMath 5.0">{1} over {82}</annotation>
  </semantics>
</math>
</file>

<file path=Object 22/content.xml><?xml version="1.0" encoding="utf-8"?>
<math xmlns="http://www.w3.org/1998/Math/MathML" display="block">
  <semantics>
    <mrow>
      <mfrac>
        <mrow>
          <mstyle mathcolor="#DC143C">
            <mn>5</mn>
          </mstyle>
          <mi mathvariant="normal">×</mi>
          <mn>77</mn>
        </mrow>
        <mrow>
          <mstyle mathcolor="#DC143C">
            <mn>5</mn>
          </mstyle>
          <mi mathvariant="normal">×</mi>
          <mn>33</mn>
        </mrow>
      </mfrac>
      <mrow>
        <mspace width="0.5em"/>
        <mo stretchy="false">=</mo>
        <mspace width="0.5em"/>
      </mrow>
      <mfrac>
        <mn>77</mn>
        <mn>33</mn>
      </mfrac>
      <mrow>
        <mspace width="0.5em"/>
        <mo stretchy="false">=</mo>
        <mspace width="0.5em"/>
      </mrow>
      <mfrac>
        <mrow>
          <mn>7</mn>
          <mi mathvariant="normal">×</mi>
          <mstyle mathcolor="#2E8B57">
            <mn>11</mn>
          </mstyle>
        </mrow>
        <mrow>
          <mn>3</mn>
          <mi mathvariant="normal">×</mi>
          <mstyle mathcolor="#2E8B57">
            <mn>11</mn>
          </mstyle>
        </mrow>
      </mfrac>
      <mrow>
        <mspace width="0.5em"/>
        <mo stretchy="false">=</mo>
        <mspace width="0.5em"/>
      </mrow>
      <mfrac>
        <mn>7</mn>
        <mn>3</mn>
      </mfrac>
    </mrow>
    <annotation encoding="StarMath 5.0">{ color crimson 5 × 77} over { color crimson 5 × 33} `=` {77 over 33} `=` {7 ×   color seagreen {11}  } over {3 ×   color seagreen {11}  } `=` 7 over 3
</annotation>
  </semantics>
</math>
</file>

<file path=Object 23/content.xml><?xml version="1.0" encoding="utf-8"?>
<math xmlns="http://www.w3.org/1998/Math/MathML" display="block">
  <semantics>
    <mfrac>
      <mn>153</mn>
      <mn>189</mn>
    </mfrac>
    <annotation encoding="StarMath 5.0">{153} over {189}</annotation>
  </semantics>
</math>
</file>

<file path=Object 24/content.xml><?xml version="1.0" encoding="utf-8"?>
<math xmlns="http://www.w3.org/1998/Math/MathML" display="block">
  <semantics>
    <mrow>
      <mfrac>
        <mrow>
          <mstyle mathcolor="#FF4500">
            <mn>9</mn>
          </mstyle>
          <mi mathvariant="normal">×</mi>
          <mn>17</mn>
        </mrow>
        <mrow>
          <mstyle mathcolor="#FF4500">
            <mn>9</mn>
          </mstyle>
          <mi mathvariant="normal">×</mi>
          <mn>21</mn>
        </mrow>
      </mfrac>
      <mrow>
        <mspace width="0.5em"/>
        <mo stretchy="false">=</mo>
        <mspace width="0.5em"/>
      </mrow>
      <mfrac>
        <mn>17</mn>
        <mn>21</mn>
      </mfrac>
    </mrow>
    <annotation encoding="StarMath 5.0">{   color orangered {9}   × 17 } over {  color orangered {9}  × 21} `= ` 17over21
</annotation>
  </semantics>
</math>
</file>

<file path=Object 25/content.xml><?xml version="1.0" encoding="utf-8"?>
<math xmlns="http://www.w3.org/1998/Math/MathML" display="block">
  <semantics>
    <mrow>
      <mfrac>
        <mn>225</mn>
        <mn>375</mn>
      </mfrac>
      <mrow>
        <mspace width="0.5em"/>
        <mo stretchy="false">=</mo>
        <mspace width="0.5em"/>
      </mrow>
      <mfrac>
        <mrow>
          <mn>3</mn>
          <mi mathvariant="normal">×</mi>
          <mstyle mathcolor="purple">
            <mn>75</mn>
          </mstyle>
        </mrow>
        <mrow>
          <mn>5</mn>
          <mi mathvariant="normal">×</mi>
          <mstyle mathcolor="purple">
            <mn>75</mn>
          </mstyle>
        </mrow>
      </mfrac>
      <mrow>
        <mspace width="0.5em"/>
        <mo stretchy="false">=</mo>
        <mspace width="0.5em"/>
      </mrow>
      <mfrac>
        <mn>3</mn>
        <mn>5</mn>
      </mfrac>
    </mrow>
    <annotation encoding="StarMath 5.0">{225over375} `=` {3 ×  color purple {75}  } over {5 × color purple 75} `=` 3 over 5</annotation>
  </semantics>
</math>
</file>

<file path=Object 26/content.xml><?xml version="1.0" encoding="utf-8"?>
<math xmlns="http://www.w3.org/1998/Math/MathML" display="block">
  <semantics>
    <mrow>
      <mfrac>
        <mn>2278</mn>
        <mn>2814</mn>
      </mfrac>
      <mrow>
        <mspace width="0.5em"/>
        <mo stretchy="false">=</mo>
        <mspace width="0.5em"/>
      </mrow>
      <mfrac>
        <mrow>
          <mstyle mathcolor="blue">
            <mn>2</mn>
          </mstyle>
          <mi mathvariant="normal">×</mi>
          <mn>1139</mn>
        </mrow>
        <mrow>
          <mstyle mathcolor="blue">
            <mn>2</mn>
          </mstyle>
          <mi mathvariant="normal">×</mi>
          <mn>1407</mn>
        </mrow>
      </mfrac>
      <mrow>
        <mspace width="0.5em"/>
        <mo stretchy="false">=</mo>
        <mspace width="0.5em"/>
      </mrow>
      <mfrac>
        <mn>1139</mn>
        <mn>1407</mn>
      </mfrac>
      <mrow>
        <mspace width="0.5em"/>
        <mo stretchy="false">=</mo>
        <mspace width="0.5em"/>
      </mrow>
      <mfrac>
        <mrow>
          <mstyle mathcolor="#2E8B57">
            <mn>67</mn>
          </mstyle>
          <mi mathvariant="normal">×</mi>
          <mn>17</mn>
        </mrow>
        <mrow>
          <mstyle mathcolor="#2E8B57">
            <mn>67</mn>
          </mstyle>
          <mi mathvariant="normal">×</mi>
          <mn>21</mn>
        </mrow>
      </mfrac>
      <mrow>
        <mspace width="0.5em"/>
        <mo stretchy="false">=</mo>
        <mspace width="0.5em"/>
      </mrow>
      <mfrac>
        <mn>17</mn>
        <mn>21</mn>
      </mfrac>
    </mrow>
    <annotation encoding="StarMath 5.0">2278 over 2814 `=` { color blue {2}  × 1139 } over { color blue {2}  × 1407} `=` 1139 over 1407 `=` { color seagreen {67}  × 17  }over{  color seagreen {67}  × 21 } `=`17over21
</annotation>
  </semantics>
</math>
</file>

<file path=Object 27/content.xml><?xml version="1.0" encoding="utf-8"?>
<math xmlns="http://www.w3.org/1998/Math/MathML" display="block">
  <semantics>
    <mrow>
      <mn>504</mn>
      <mrow>
        <mspace width="0.5em"/>
        <mo stretchy="false">=</mo>
        <mspace width="0.5em"/>
      </mrow>
      <mrow>
        <mn>2</mn>
        <mi>×</mi>
        <mn>2</mn>
        <mi>×</mi>
        <mn>2</mn>
        <mi>×</mi>
        <mn>3</mn>
        <mi>×</mi>
        <mn>3</mn>
        <mi>×</mi>
        <mn>7</mn>
      </mrow>
    </mrow>
    <annotation encoding="StarMath 5.0">504 `=`{ 2 × 2 × 2 × 3 × 3 × 7 }</annotation>
  </semantics>
</math>
</file>

<file path=Object 28/content.xml><?xml version="1.0" encoding="utf-8"?>
<math xmlns="http://www.w3.org/1998/Math/MathML" display="block">
  <semantics>
    <mrow>
      <mn>540</mn>
      <mrow>
        <mspace width="0.5em"/>
        <mo stretchy="false">=</mo>
        <mspace width="0.5em"/>
      </mrow>
      <mrow>
        <mn>2</mn>
        <mi>×</mi>
        <mn>2</mn>
        <mi>×</mi>
        <mn>3</mn>
        <mi>×</mi>
        <mn>3</mn>
        <mi>×</mi>
        <mn>3</mn>
        <mi>×</mi>
        <mn>3</mn>
        <mi>×</mi>
        <mn>5</mn>
      </mrow>
    </mrow>
    <annotation encoding="StarMath 5.0">540 `=`  {2 × 2 × 3 × 3 × 3 × 3 × 5}
</annotation>
  </semantics>
</math>
</file>

<file path=Object 29/content.xml><?xml version="1.0" encoding="utf-8"?>
<math xmlns="http://www.w3.org/1998/Math/MathML" display="block">
  <semantics>
    <mrow>
      <mfrac>
        <mn>504</mn>
        <mn>540</mn>
      </mfrac>
      <mrow>
        <mspace width="0.5em"/>
        <mo stretchy="false">=</mo>
        <mspace width="0.5em"/>
      </mrow>
      <mfrac>
        <mrow>
          <mstyle mathcolor="red">
            <mn>2</mn>
          </mstyle>
          <mi mathvariant="normal">×</mi>
          <mstyle mathcolor="red">
            <mn>2</mn>
          </mstyle>
          <mi mathvariant="normal">×</mi>
          <mn>2</mn>
          <mi mathvariant="normal">×</mi>
          <mstyle mathcolor="#2E8B57">
            <mn>3</mn>
          </mstyle>
          <mi mathvariant="normal">×</mi>
          <mstyle mathcolor="#2E8B57">
            <mn>3</mn>
          </mstyle>
          <mi mathvariant="normal">×</mi>
          <mn>7</mn>
        </mrow>
        <mrow>
          <mstyle mathcolor="red">
            <mn>2</mn>
          </mstyle>
          <mi mathvariant="normal">×</mi>
          <mstyle mathcolor="red">
            <mn>2</mn>
          </mstyle>
          <mi mathvariant="normal">×</mi>
          <mstyle mathcolor="#2E8B57">
            <mn>3</mn>
          </mstyle>
          <mi mathvariant="normal">×</mi>
          <mstyle mathcolor="#2E8B57">
            <mn>3</mn>
          </mstyle>
          <mi mathvariant="normal">×</mi>
          <mn>3</mn>
          <mi mathvariant="normal">×</mi>
          <mn>5</mn>
        </mrow>
      </mfrac>
      <mrow>
        <mspace width="0.5em"/>
        <mo stretchy="false">=</mo>
        <mspace width="0.5em"/>
      </mrow>
      <mrow>
        <mfrac>
          <mrow>
            <mn>2</mn>
            <mi mathvariant="normal">×</mi>
            <mn>7</mn>
          </mrow>
          <mrow>
            <mn>3</mn>
            <mi mathvariant="normal">×</mi>
            <mn>5</mn>
          </mrow>
        </mfrac>
        <mo stretchy="false">=</mo>
        <mspace width="0.5em"/>
      </mrow>
      <mfrac>
        <mn>14</mn>
        <mn>15</mn>
      </mfrac>
    </mrow>
    <annotation encoding="StarMath 5.0">504 over 540 `=`{  color red {2}  × color red {2} × 2 ×  color seagreen {3}  × color seagreen {3} × 7 } over  {  color red {2} × color red {2} × color seagreen {3} × color seagreen {3} × 3  × 5}`=`{ 2 ×  7 } over  { 3  × 5}=` { 14 } over  {15} 
</annotation>
  </semantics>
</math>
</file>

<file path=Object 3/content.xml><?xml version="1.0" encoding="utf-8"?>
<math xmlns="http://www.w3.org/1998/Math/MathML" display="block">
  <semantics>
    <mfrac>
      <mn>15</mn>
      <mn>30</mn>
    </mfrac>
    <annotation encoding="StarMath 5.0">{15} over {30}</annotation>
  </semantics>
</math>
</file>

<file path=Object 30/content.xml><?xml version="1.0" encoding="utf-8"?>
<math xmlns="http://www.w3.org/1998/Math/MathML" display="block">
  <semantics>
    <mrow>
      <mfrac>
        <mrow>
          <mn>1</mn>
          <mspace width="0.5em"/>
          <mn>080</mn>
        </mrow>
        <mn>288</mn>
      </mfrac>
      <mrow>
        <mspace width="0.5em"/>
        <mo stretchy="false">=</mo>
        <mspace width="0.5em"/>
      </mrow>
      <mfrac>
        <mrow>
          <mstyle mathcolor="red">
            <mn>2</mn>
          </mstyle>
          <mi mathvariant="normal">×</mi>
          <mstyle mathcolor="red">
            <mn>2</mn>
          </mstyle>
          <mi mathvariant="normal">×</mi>
          <mstyle mathcolor="red">
            <mn>2</mn>
          </mstyle>
          <mi mathvariant="normal">×</mi>
          <mstyle mathcolor="#2E8B57">
            <mn>3</mn>
          </mstyle>
          <mi mathvariant="normal">×</mi>
          <mstyle mathcolor="#2E8B57">
            <mn>3</mn>
          </mstyle>
          <mi mathvariant="normal">×</mi>
          <mn>3</mn>
          <mi mathvariant="normal">×</mi>
          <mn>5</mn>
        </mrow>
        <mrow>
          <mstyle mathcolor="red">
            <mn>2</mn>
          </mstyle>
          <mi mathvariant="normal">×</mi>
          <mstyle mathcolor="red">
            <mn>2</mn>
          </mstyle>
          <mi mathvariant="normal">×</mi>
          <mstyle mathcolor="red">
            <mn>2</mn>
          </mstyle>
          <mi mathvariant="normal">×</mi>
          <mn>2</mn>
          <mi mathvariant="normal">×</mi>
          <mn>2</mn>
          <mi mathvariant="normal">×</mi>
          <mstyle mathcolor="#2E8B57">
            <mn>3</mn>
          </mstyle>
          <mi mathvariant="normal">×</mi>
          <mstyle mathcolor="#2E8B57">
            <mn>3</mn>
          </mstyle>
        </mrow>
      </mfrac>
      <mrow>
        <mspace width="0.5em"/>
        <mo stretchy="false">=</mo>
        <mspace width="0.5em"/>
      </mrow>
      <mfrac>
        <mrow>
          <mn>3</mn>
          <mi mathvariant="normal">×</mi>
          <mn>5</mn>
        </mrow>
        <mrow>
          <mn>2</mn>
          <mi mathvariant="normal">×</mi>
          <mn>2</mn>
        </mrow>
      </mfrac>
      <mrow>
        <mspace width="0.5em"/>
        <mo stretchy="false">=</mo>
        <mspace width="0.5em"/>
      </mrow>
      <mfrac>
        <mn>15</mn>
        <mn>4</mn>
      </mfrac>
    </mrow>
    <annotation encoding="StarMath 5.0">{1`080} over 288 `=` { color red {2}  × color red {2} × color red {2} × color seagreen {3} × color seagreen {3} × 3 × 5 } over  {  color red {2} × color red {2} × color red {2} × 2 × 2 × color seagreen {3} ×  color seagreen {3} }`=` { 3 × 5 } over  {  2 × 2} `=`  15 over 4
</annotation>
  </semantics>
</math>
</file>

<file path=Object 31/content.xml><?xml version="1.0" encoding="utf-8"?>
<math xmlns="http://www.w3.org/1998/Math/MathML" display="block">
  <semantics>
    <mrow>
      <mfrac>
        <mrow>
          <mn>3</mn>
          <mspace width="0.5em"/>
          <mn>528</mn>
        </mrow>
        <mrow>
          <mn>6</mn>
          <mspace width="0.5em"/>
          <mn>174</mn>
        </mrow>
      </mfrac>
      <mrow>
        <mspace width="0.5em"/>
        <mo stretchy="false">=</mo>
        <mspace width="0.5em"/>
      </mrow>
      <mfrac>
        <mrow>
          <mstyle mathcolor="red">
            <mn>2</mn>
          </mstyle>
          <mi mathvariant="normal">×</mi>
          <mn>2</mn>
          <mi mathvariant="normal">×</mi>
          <mn>2</mn>
          <mi mathvariant="normal">×</mi>
          <mstyle mathcolor="#2E8B57">
            <mn>3</mn>
          </mstyle>
          <mi mathvariant="normal">×</mi>
          <mstyle mathcolor="#2E8B57">
            <mn>3</mn>
          </mstyle>
          <mi mathvariant="normal">×</mi>
          <mstyle mathcolor="blue">
            <mn>7</mn>
          </mstyle>
          <mi mathvariant="normal">×</mi>
          <mstyle mathcolor="blue">
            <mn>7</mn>
          </mstyle>
        </mrow>
        <mrow>
          <mstyle mathcolor="red">
            <mn>2</mn>
          </mstyle>
          <mi mathvariant="normal">×</mi>
          <mstyle mathcolor="#2E8B57">
            <mn>3</mn>
          </mstyle>
          <mi mathvariant="normal">×</mi>
          <mstyle mathcolor="#2E8B57">
            <mn>3</mn>
          </mstyle>
          <mi mathvariant="normal">×</mi>
          <mstyle mathcolor="blue">
            <mn>7</mn>
          </mstyle>
          <mi mathvariant="normal">×</mi>
          <mstyle mathcolor="blue">
            <mn>7</mn>
          </mstyle>
          <mi mathvariant="normal">×</mi>
          <mn>7</mn>
        </mrow>
      </mfrac>
      <mrow>
        <mspace width="0.5em"/>
        <mo stretchy="false">=</mo>
        <mspace width="0.5em"/>
      </mrow>
      <mfrac>
        <mrow>
          <mn>2</mn>
          <mi mathvariant="normal">×</mi>
          <mn>2</mn>
        </mrow>
        <mn>7</mn>
      </mfrac>
      <mrow>
        <mspace width="0.5em"/>
        <mo stretchy="false">=</mo>
        <mspace width="0.5em"/>
      </mrow>
      <mfrac>
        <mn>4</mn>
        <mn>7</mn>
      </mfrac>
    </mrow>
    <annotation encoding="StarMath 5.0">{3`528} over {6`174} `=` {  color red {2}  × 2 × 2 ×  color seagreen {3}  × color seagreen {3} ×  color blue {7}  × color blue {7}} over  {  color red {2} × color seagreen {3} × color seagreen {3} × color blue {7} × color blue {7} × 7}`=` { 2×2 } over  {7}`=`4over7
</annotation>
  </semantics>
</math>
</file>

<file path=Object 32/content.xml><?xml version="1.0" encoding="utf-8"?>
<math xmlns="http://www.w3.org/1998/Math/MathML" display="block">
  <semantics>
    <mrow>
      <mn>1</mn>
      <mspace width="0.5em"/>
      <mn>430</mn>
      <mrow>
        <mspace width="0.5em"/>
        <mo stretchy="false">=</mo>
        <mspace width="0.5em"/>
      </mrow>
      <mrow>
        <mn>2</mn>
        <mi>×</mi>
        <mn>5</mn>
        <mi>×</mi>
        <mn>11</mn>
        <mi>×</mi>
        <mn>13</mn>
      </mrow>
    </mrow>
    <annotation encoding="StarMath 5.0">1`430 `=`  {2 × 5 × 11 × 13}
</annotation>
  </semantics>
</math>
</file>

<file path=Object 33/content.xml><?xml version="1.0" encoding="utf-8"?>
<math xmlns="http://www.w3.org/1998/Math/MathML" display="block">
  <semantics>
    <mrow>
      <mn>6</mn>
      <mspace width="0.5em"/>
      <mn>383</mn>
      <mrow>
        <mspace width="0.5em"/>
        <mo stretchy="false">=</mo>
        <mspace width="0.5em"/>
      </mrow>
      <mrow>
        <mn>13</mn>
        <mi>×</mi>
        <mn>491</mn>
      </mrow>
    </mrow>
    <annotation encoding="StarMath 5.0">6`383 `=`  {13 × 491}
</annotation>
  </semantics>
</math>
</file>

<file path=Object 34/content.xml><?xml version="1.0" encoding="utf-8"?>
<math xmlns="http://www.w3.org/1998/Math/MathML" display="block">
  <semantics>
    <mrow>
      <mfrac>
        <mrow>
          <mn>1</mn>
          <mspace width="0.5em"/>
          <mn>450</mn>
        </mrow>
        <mrow>
          <mn>6</mn>
          <mspace width="0.5em"/>
          <mn>383</mn>
        </mrow>
      </mfrac>
      <mrow>
        <mspace width="0.5em"/>
        <mo stretchy="false">=</mo>
        <mspace width="0.5em"/>
      </mrow>
      <mfrac>
        <mrow>
          <mn>2</mn>
          <mi mathvariant="normal">×</mi>
          <mn>5</mn>
          <mi mathvariant="normal">×</mi>
          <mn>11</mn>
          <mi mathvariant="normal">×</mi>
          <mstyle mathcolor="#FF4500">
            <mn>13</mn>
          </mstyle>
        </mrow>
        <mrow>
          <mstyle mathcolor="#FF4500">
            <mn>13</mn>
          </mstyle>
          <mi mathvariant="normal">×</mi>
          <mn>491</mn>
        </mrow>
      </mfrac>
      <mrow>
        <mspace width="0.5em"/>
        <mo stretchy="false">=</mo>
        <mspace width="0.5em"/>
      </mrow>
      <mfrac>
        <mrow>
          <mn>2</mn>
          <mi mathvariant="normal">×</mi>
          <mn>5</mn>
          <mi mathvariant="normal">×</mi>
          <mn>11</mn>
        </mrow>
        <mn>491</mn>
      </mfrac>
      <mrow>
        <mspace width="0.5em"/>
        <mo stretchy="false">=</mo>
        <mspace width="0.5em"/>
      </mrow>
      <mfrac>
        <mn>110</mn>
        <mn>491</mn>
      </mfrac>
    </mrow>
    <annotation encoding="StarMath 5.0">{1`450} over {6`383} `=` {2 × 5 × 11 ×  color orangered {13} } over {color orangered {13} × 491}`=` {2 × 5 × 11} over  {491}`=`110 over 491
</annotation>
  </semantics>
</math>
</file>

<file path=Object 35/content.xml><?xml version="1.0" encoding="utf-8"?>
<math xmlns="http://www.w3.org/1998/Math/MathML" display="block">
  <semantics>
    <mrow>
      <mfrac>
        <mrow>
          <mstyle mathcolor="red">
            <mn>2</mn>
          </mstyle>
          <mi mathvariant="normal">×</mi>
          <mstyle mathcolor="red">
            <mn>2</mn>
          </mstyle>
          <mi mathvariant="normal">×</mi>
          <mstyle mathcolor="blue">
            <mn>5</mn>
          </mstyle>
          <mi mathvariant="normal">×</mi>
          <mstyle mathcolor="#2E8B57">
            <mn>3</mn>
          </mstyle>
          <mi mathvariant="normal">×</mi>
          <mstyle mathcolor="#FF69B4">
            <mn>7</mn>
          </mstyle>
          <mi mathvariant="normal">×</mi>
          <mn>2</mn>
        </mrow>
        <mrow>
          <mstyle mathcolor="#FF69B4">
            <mn>7</mn>
          </mstyle>
          <mi mathvariant="normal">×</mi>
          <mstyle mathcolor="#2E8B57">
            <mn>3</mn>
          </mstyle>
          <mi mathvariant="normal">×</mi>
          <mstyle mathcolor="blue">
            <mn>5</mn>
          </mstyle>
          <mi mathvariant="normal">×</mi>
          <mstyle mathcolor="red">
            <mn>2</mn>
          </mstyle>
          <mi mathvariant="normal">×</mi>
          <mstyle mathcolor="red">
            <mn>2</mn>
          </mstyle>
          <mi mathvariant="normal">×</mi>
          <mn>11</mn>
        </mrow>
      </mfrac>
      <mrow>
        <mspace width="0.5em"/>
        <mo stretchy="false">=</mo>
        <mspace width="0.5em"/>
      </mrow>
      <mfrac>
        <mn>2</mn>
        <mn>11</mn>
      </mfrac>
    </mrow>
    <annotation encoding="StarMath 5.0">{ color red {2} × color red {2} × color blue {5} × color seagreen {3} × color hotpink {7} ×2}over { color hotpink {7} × color seagreen {3} × color blue {5} × color red {2} × color red {2} ×11}`=`2over11

</annotation>
  </semantics>
</math>
</file>

<file path=Object 36/content.xml><?xml version="1.0" encoding="utf-8"?>
<math xmlns="http://www.w3.org/1998/Math/MathML" display="block">
  <semantics>
    <mrow>
      <mfrac>
        <mrow>
          <mstyle mathcolor="red">
            <mn>2</mn>
          </mstyle>
          <mi mathvariant="normal">×</mi>
          <mn>2</mn>
          <mi mathvariant="normal">×</mi>
          <mstyle mathcolor="blue">
            <mn>3</mn>
          </mstyle>
          <mi mathvariant="normal">×</mi>
          <mstyle mathcolor="green">
            <mn>5</mn>
          </mstyle>
          <mi mathvariant="normal">×</mi>
          <mstyle mathcolor="green">
            <mn>5</mn>
          </mstyle>
          <mi mathvariant="normal">×</mi>
          <mn>5</mn>
        </mrow>
        <mrow>
          <mstyle mathcolor="red">
            <mn>2</mn>
          </mstyle>
          <mi mathvariant="normal">×</mi>
          <mstyle mathcolor="blue">
            <mn>3</mn>
          </mstyle>
          <mi mathvariant="normal">×</mi>
          <mn>3</mn>
          <mi mathvariant="normal">×</mi>
          <mn>3</mn>
          <mi mathvariant="normal">×</mi>
          <mstyle mathcolor="green">
            <mn>5</mn>
          </mstyle>
          <mi mathvariant="normal">×</mi>
          <mstyle mathcolor="green">
            <mn>5</mn>
          </mstyle>
        </mrow>
      </mfrac>
      <mrow>
        <mspace width="0.5em"/>
        <mo stretchy="false">=</mo>
        <mspace width="0.5em"/>
      </mrow>
      <mrow>
        <mfrac>
          <mrow>
            <mn>2</mn>
            <mi mathvariant="normal">×</mi>
            <mn>5</mn>
          </mrow>
          <mrow>
            <mn>3</mn>
            <mi mathvariant="normal">×</mi>
            <mn>3</mn>
          </mrow>
        </mfrac>
        <mo stretchy="false">=</mo>
        <mfrac>
          <mn>10</mn>
          <mn>9</mn>
        </mfrac>
      </mrow>
    </mrow>
    <annotation encoding="StarMath 5.0">{ color red {2} ×2× color blue {3} × color green {5} × color green {5} ×5}over { color red {2}× color blue {3} ×3×3× color green {5} × color green {5} }`=`{2×5}over{3×3}=10over9

</annotation>
  </semantics>
</math>
</file>

<file path=Object 4/content.xml><?xml version="1.0" encoding="utf-8"?>
<math xmlns="http://www.w3.org/1998/Math/MathML" display="block">
  <semantics>
    <mfrac>
      <mn>1</mn>
      <mn>82</mn>
    </mfrac>
    <annotation encoding="StarMath 5.0">{1} over {82}</annotation>
  </semantics>
</math>
</file>

<file path=Object 5/content.xml><?xml version="1.0" encoding="utf-8"?>
<math xmlns="http://www.w3.org/1998/Math/MathML" display="block">
  <semantics>
    <mfrac>
      <mn>42</mn>
      <mn>39</mn>
    </mfrac>
    <annotation encoding="StarMath 5.0">{42} over {39}</annotation>
  </semantics>
</math>
</file>

<file path=Object 6/content.xml><?xml version="1.0" encoding="utf-8"?>
<math xmlns="http://www.w3.org/1998/Math/MathML" display="block">
  <semantics>
    <mfrac>
      <mn>120</mn>
      <mn>90</mn>
    </mfrac>
    <annotation encoding="StarMath 5.0">{120} over {90}</annotation>
  </semantics>
</math>
</file>

<file path=Object 7/content.xml><?xml version="1.0" encoding="utf-8"?>
<math xmlns="http://www.w3.org/1998/Math/MathML" display="block">
  <semantics>
    <mrow>
      <mfrac>
        <mrow>
          <mstyle mathcolor="#2E8B57">
            <mn>10</mn>
          </mstyle>
          <mi mathvariant="normal">×</mi>
          <mn>12</mn>
        </mrow>
        <mrow>
          <mstyle mathcolor="#2E8B57">
            <mn>10</mn>
          </mstyle>
          <mi mathvariant="normal">×</mi>
          <mn>9</mn>
        </mrow>
      </mfrac>
      <mrow>
        <mspace width="0.5em"/>
        <mo stretchy="false">=</mo>
        <mspace width="0.5em"/>
      </mrow>
      <mrow>
        <mfrac>
          <mn>12</mn>
          <mn>9</mn>
        </mfrac>
        <mo stretchy="false">=</mo>
        <mfrac>
          <mrow>
            <mstyle mathcolor="#DC143C">
              <mn>3</mn>
            </mstyle>
            <mi mathvariant="normal">×</mi>
            <mn>4</mn>
          </mrow>
          <mrow>
            <mstyle mathcolor="#DC143C">
              <mn>3</mn>
            </mstyle>
            <mi mathvariant="normal">×</mi>
            <mn>3</mn>
          </mrow>
        </mfrac>
      </mrow>
      <mrow>
        <mspace width="0.5em"/>
        <mo stretchy="false">=</mo>
        <mspace width="0.5em"/>
      </mrow>
      <mfrac>
        <mn>4</mn>
        <mn>3</mn>
      </mfrac>
    </mrow>
    <annotation encoding="StarMath 5.0">{ color seagreen {10}  × 12 } over { color seagreen {10}  × 9} `=` 12 over 9 = {  color crimson {3}  × 4  }over{ color crimson {3}  × 3  }`=`4over3
</annotation>
  </semantics>
</math>
</file>

<file path=Object 8/content.xml><?xml version="1.0" encoding="utf-8"?>
<math xmlns="http://www.w3.org/1998/Math/MathML" display="block">
  <semantics>
    <mfrac>
      <mn>385</mn>
      <mn>165</mn>
    </mfrac>
    <annotation encoding="StarMath 5.0">{385} over {165}</annotation>
  </semantics>
</math>
</file>

<file path=Object 9/content.xml><?xml version="1.0" encoding="utf-8"?>
<math xmlns="http://www.w3.org/1998/Math/MathML" display="block">
  <semantics>
    <mfrac>
      <mn>225</mn>
      <mn>375</mn>
    </mfrac>
    <annotation encoding="StarMath 5.0">{225} over {375}</annotation>
  </semantics>
</math>
</file>